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8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241.8pt"/>
    </style:style>
    <style:style style:name="co4" style:family="table-column">
      <style:table-column-properties fo:break-before="auto" style:column-width="171.24pt"/>
    </style:style>
    <style:style style:name="co5" style:family="table-column">
      <style:table-column-properties fo:break-before="auto" style:column-width="196.61pt"/>
    </style:style>
    <style:style style:name="co6" style:family="table-column">
      <style:table-column-properties fo:break-before="auto" style:column-width="223.71pt"/>
    </style:style>
    <style:style style:name="co7" style:family="table-column">
      <style:table-column-properties fo:break-before="auto" style:column-width="228.8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95.79pt"/>
    </style:style>
    <style:style style:name="co10" style:family="table-column">
      <style:table-column-properties fo:break-before="auto" style:column-width="174.56pt"/>
    </style:style>
    <style:style style:name="co11" style:family="table-column">
      <style:table-column-properties fo:break-before="auto" style:column-width="222.24pt"/>
    </style:style>
    <style:style style:name="co12" style:family="table-column">
      <style:table-column-properties fo:break-before="auto" style:column-width="187.74pt"/>
    </style:style>
    <style:style style:name="co13" style:family="table-column">
      <style:table-column-properties fo:break-before="auto" style:column-width="228.1pt"/>
    </style:style>
    <style:style style:name="co14" style:family="table-column">
      <style:table-column-properties fo:break-before="auto" style:column-width="189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NERACA_20_AWAL">
      <style:table-properties table:display="true" style:writing-mode="lr-tb"/>
    </style:style>
    <style:style style:name="ta2" style:family="table" style:master-page-name="PageStyle_5f_TRANSAKSI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3">
      <style:table-cell-properties fo:padding="2.01pt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00" fo:padding="2.01pt"/>
      <style:text-properties fo:font-size="11pt" style:font-size-asian="11pt" style:font-size-complex="11pt"/>
    </style:style>
    <style:style style:name="ce6" style:family="table-cell" style:parent-style-name="Default">
      <style:table-cell-properties fo:padding="2.01pt"/>
      <style:text-properties fo:font-size="11pt" style:font-size-asian="11pt" style:font-size-complex="11pt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ERACA AWAL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UD UKM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NERACA 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31 DESEMBER 2010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SET</text:p>
          </table:table-cell>
          <table:table-cell table:number-columns-repeated="4"/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S DI TANGAN</text:p>
          </table:table-cell>
          <table:table-cell table:number-columns-repeated="4"/>
          <table:table-cell table:style-name="ce3" office:value-type="float" office:value="3500000" calcext:value-type="float">
            <text:p>3,500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S DI BANK</text:p>
          </table:table-cell>
          <table:table-cell table:number-columns-repeated="4"/>
          <table:table-cell table:style-name="ce3" office:value-type="float" office:value="12765000" calcext:value-type="float">
            <text:p>12,765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UTANG USAHA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ERSEDIAAN</text:p>
          </table:table-cell>
          <table:table-cell table:number-columns-repeated="4"/>
          <table:table-cell table:style-name="ce3" office:value-type="float" office:value="100000" calcext:value-type="float">
            <text:p>100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ERTI INVESTASI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ERALATAN</text:p>
          </table:table-cell>
          <table:table-cell table:number-columns-repeated="4"/>
          <table:table-cell table:style-name="ce3" office:value-type="float" office:value="20000000" calcext:value-type="float">
            <text:p>20,000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KUMULASI PENYUSUTAN PERALATAN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WA BANGUNAN DI BAYAR DI MUKA </text:p>
          </table:table-cell>
          <table:table-cell table:number-columns-repeated="4"/>
          <table:table-cell table:style-name="ce3" office:value-type="float" office:value="2400000" calcext:value-type="float">
            <text:p>2,400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SET TIDAK BERWUJUD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umlah aset</text:p>
          </table:table-cell>
          <table:table-cell table:number-columns-repeated="4"/>
          <table:table-cell table:style-name="ce3" table:formula="of:=SUM([.F7:.F15])" office:value-type="float" office:value="38765000" calcext:value-type="float">
            <text:p>38,765,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KEWAJIBAN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ANG USAHA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TANG GAJ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DANGAN GARANSI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DAL PEMILIK</text:p>
          </table:table-cell>
          <table:table-cell table:number-columns-repeated="4"/>
          <table:table-cell table:style-name="ce3" office:value-type="float" office:value="38765000" calcext:value-type="float">
            <text:p>38,765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BA PERIODE BERJAL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umlah kewajiban dan ekuitas</text:p>
          </table:table-cell>
          <table:table-cell table:number-columns-repeated="4"/>
          <table:table-cell table:style-name="ce3" table:formula="of:=SUM([.F19:.F23])" office:value-type="float" office:value="38765000" calcext:value-type="float">
            <text:p>38,765,000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AKSI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21" table:default-cell-style-name="Default"/>
        <table:table-row table:style-name="ro2">
          <table:table-cell table:style-name="ce4" office:value-type="string" calcext:value-type="string" table:number-columns-spanned="3" table:number-rows-spanned="1">
            <text:p>DAFTAR DAN AKUN YANG TERLIBAT</text:p>
          </table:table-cell>
          <table:covered-table-cell table:number-columns-repeated="2" table:style-name="ce7"/>
          <table:table-cell table:number-columns-repeated="1021"/>
        </table:table-row>
        <table:table-row table:style-name="ro2">
          <table:table-cell table:style-name="ce5" office:value-type="string" calcext:value-type="string">
            <text:p>JENIS TRANSAKSI</text:p>
          </table:table-cell>
          <table:table-cell table:style-name="ce5" office:value-type="string" calcext:value-type="string">
            <text:p>DEBET</text:p>
          </table:table-cell>
          <table:table-cell table:style-name="ce5" office:value-type="string" calcext:value-type="string">
            <text:p>KREDI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ELIAN BAHAN BAKU TUNAI</text:p>
          </table:table-cell>
          <table:table-cell table:style-name="ce6" office:value-type="string" calcext:value-type="string">
            <text:p>PEMBELIAN 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ELIAN BAHAN BAKU KREDIT</text:p>
          </table:table-cell>
          <table:table-cell table:style-name="ce6" office:value-type="string" calcext:value-type="string">
            <text:p>PEMBELIAN </text:p>
          </table:table-cell>
          <table:table-cell table:style-name="ce6" office:value-type="string" calcext:value-type="string">
            <text:p>UTANG USAH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TUR PEMBELIAN TUNAI </text:p>
          </table:table-cell>
          <table:table-cell table:style-name="ce6" office:value-type="string" calcext:value-type="string">
            <text:p>KAS DI TANGAN</text:p>
          </table:table-cell>
          <table:table-cell table:style-name="ce6" office:value-type="string" calcext:value-type="string">
            <text:p>RETUR PEMBELI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TUR PEMBELIAN KREDIT</text:p>
          </table:table-cell>
          <table:table-cell table:style-name="ce6" office:value-type="string" calcext:value-type="string">
            <text:p>UTANG USAHA</text:p>
          </table:table-cell>
          <table:table-cell table:style-name="ce6" office:value-type="string" calcext:value-type="string">
            <text:p>RETUR PEMBELI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NJUALAN TUNAI </text:p>
          </table:table-cell>
          <table:table-cell table:style-name="ce6" office:value-type="string" calcext:value-type="string">
            <text:p>KAS DI TANGAN</text:p>
          </table:table-cell>
          <table:table-cell table:style-name="ce6" office:value-type="string" calcext:value-type="string">
            <text:p>PENJUAL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NJUALAN KREDIT</text:p>
          </table:table-cell>
          <table:table-cell table:style-name="ce6" office:value-type="string" calcext:value-type="string">
            <text:p>PIUTANG USAHA</text:p>
          </table:table-cell>
          <table:table-cell table:style-name="ce6" office:value-type="string" calcext:value-type="string">
            <text:p>PENJUAL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TUR PENJUALAN TUNAI </text:p>
          </table:table-cell>
          <table:table-cell table:style-name="ce6" office:value-type="string" calcext:value-type="string">
            <text:p>RETUR PENJUALAN</text:p>
          </table:table-cell>
          <table:table-cell table:style-name="ce6" office:value-type="string" calcext:value-type="string">
            <text:p>KAS DI TANG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TUR PENJUALAN KREDIT</text:p>
          </table:table-cell>
          <table:table-cell table:style-name="ce6" office:value-type="string" calcext:value-type="string">
            <text:p>RETUR PENJUALAN</text:p>
          </table:table-cell>
          <table:table-cell table:style-name="ce6" office:value-type="string" calcext:value-type="string">
            <text:p>PIUTANG USAH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GAJI</text:p>
          </table:table-cell>
          <table:table-cell table:style-name="ce6" office:value-type="string" calcext:value-type="string">
            <text:p>BEBAN GAJI</text:p>
          </table:table-cell>
          <table:table-cell table:style-name="ce6" office:value-type="string" calcext:value-type="string">
            <text:p>KAS DI TANG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TELP, AIR &amp; LISTRIK</text:p>
          </table:table-cell>
          <table:table-cell table:style-name="ce6" office:value-type="string" calcext:value-type="string">
            <text:p>BEBAN TELP, AIR &amp; LISTRIK</text:p>
          </table:table-cell>
          <table:table-cell table:style-name="ce6" office:value-type="string" calcext:value-type="string">
            <text:p>KAS DI TANG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UTANG MELALUI KAS DI TANGAN</text:p>
          </table:table-cell>
          <table:table-cell table:style-name="ce6" office:value-type="string" calcext:value-type="string">
            <text:p>UTANG USAHA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TRANSPORTASI</text:p>
          </table:table-cell>
          <table:table-cell table:style-name="ce6" office:value-type="string" calcext:value-type="string">
            <text:p>BEBAN TRANSPORTASI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ISETOR MODAL TUNAI </text:p>
          </table:table-cell>
          <table:table-cell table:style-name="ce6" office:value-type="string" calcext:value-type="string">
            <text:p>KAS DI TANGAN</text:p>
          </table:table-cell>
          <table:table-cell table:style-name="ce6" office:value-type="string" calcext:value-type="string">
            <text:p>MODAL PEMILIK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NYETORAN TUNAI KE BANK</text:p>
          </table:table-cell>
          <table:table-cell table:style-name="ce6" office:value-type="string" calcext:value-type="string">
            <text:p>KAS DI BANK</text:p>
          </table:table-cell>
          <table:table-cell table:style-name="ce6" office:value-type="string" calcext:value-type="string">
            <text:p>KAS DI TANG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NJAMAN DARI BANK</text:p>
          </table:table-cell>
          <table:table-cell table:style-name="ce6" office:value-type="string" calcext:value-type="string">
            <text:p>KAS DI TANGAN</text:p>
          </table:table-cell>
          <table:table-cell table:style-name="ce6" office:value-type="string" calcext:value-type="string">
            <text:p>UTANG USAH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UTANG MELALUI BANK</text:p>
          </table:table-cell>
          <table:table-cell table:style-name="ce6" office:value-type="string" calcext:value-type="string">
            <text:p>UTANG USAHA</text:p>
          </table:table-cell>
          <table:table-cell table:style-name="ce6" office:value-type="string" calcext:value-type="string">
            <text:p>KAS DI BANK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ITERIMA PEMBAYARAN PIUTANG</text:p>
          </table:table-cell>
          <table:table-cell table:style-name="ce6" office:value-type="string" calcext:value-type="string">
            <text:p>KAS DITANGAN</text:p>
          </table:table-cell>
          <table:table-cell table:style-name="ce6" office:value-type="string" calcext:value-type="string">
            <text:p>PIUTANG USAH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IBELI PERALATAN </text:p>
          </table:table-cell>
          <table:table-cell table:style-name="ce6" office:value-type="string" calcext:value-type="string">
            <text:p>PERALATAN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EPRESIASI PERALATAN</text:p>
          </table:table-cell>
          <table:table-cell table:style-name="ce6" office:value-type="string" calcext:value-type="string">
            <text:p>BEBAN PENYUSUTAN PERALATAN</text:p>
          </table:table-cell>
          <table:table-cell table:style-name="ce6" office:value-type="string" calcext:value-type="string">
            <text:p>AKUMULASI PENYUSUTAN PERALAT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EWA BANGUNAN DIBAYAR DIMUKA </text:p>
          </table:table-cell>
          <table:table-cell table:style-name="ce6" office:value-type="string" calcext:value-type="string">
            <text:p>SEWA BANGUNAN DI BAYAR DIMUKA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SEWA BANGUNAN</text:p>
          </table:table-cell>
          <table:table-cell table:style-name="ce6" office:value-type="string" calcext:value-type="string">
            <text:p>BEBAN SEWA BANGUNAN</text:p>
          </table:table-cell>
          <table:table-cell table:style-name="ce6" office:value-type="string" calcext:value-type="string">
            <text:p>SEWA BANGUNAN DIBAYAR DI MUK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EBAN GARANSI ESTIMASI </text:p>
          </table:table-cell>
          <table:table-cell table:style-name="ce6" office:value-type="string" calcext:value-type="string">
            <text:p>BEBAN GARANSI </text:p>
          </table:table-cell>
          <table:table-cell table:style-name="ce6" office:value-type="string" calcext:value-type="string">
            <text:p>CADANGAN GARANSI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EBAN GARANSI REALISASI</text:p>
          </table:table-cell>
          <table:table-cell table:style-name="ce6" office:value-type="string" calcext:value-type="string">
            <text:p>CADANGAN GARANSI 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EBAN GARANSI TAK TEREALISASI</text:p>
          </table:table-cell>
          <table:table-cell table:style-name="ce6" office:value-type="string" calcext:value-type="string">
            <text:p>CADANGAN GARANSI </text:p>
          </table:table-cell>
          <table:table-cell table:style-name="ce6" office:value-type="string" calcext:value-type="string">
            <text:p>PENJUALAN 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nis" table:style-name="ta3">
        <office:forms form:automatic-focus="false" form:apply-design-mode="false"/>
        <table:table-column table:style-name="co6" table:default-cell-style-name="Default"/>
        <table:table-column table:style-name="co1" table:number-columns-repeated="1023" table:default-cell-style-name="Default"/>
        <table:table-row table:style-name="ro2">
          <table:table-cell table:style-name="ce8" office:value-type="string" calcext:value-type="string">
            <text:p>Jenis</text:p>
          </table:table-cell>
          <table:table-cell table:style-name="ce8" office:value-type="string" calcext:value-type="string">
            <text:p>Nomor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PEMBELIAN BAHAN BAKU TUNAI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ELIAN BAHAN BAKU KREDI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TUR PEMBELIAN TUNAI 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TUR PEMBELIAN KREDI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NJUALAN TUNAI 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NJUALAN KREDI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TUR PENJUALAN TUNAI 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TUR PENJUALAN KREDIT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GAJI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TELP, AIR &amp; LISTRIK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UTANG MELALUI KAS DI TANGA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TRANSPORTASI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SETOR MODAL TUNAI 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NYETORAN TUNAI KE BANK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INJAMAN DARI BANK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UTANG MELALUI BANK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TERIMA PEMBAYARAN PIUTANG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BELI PERALATAN 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PRESIASI PERALATAN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WA BANGUNAN DIBAYAR DIMUKA 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SEWA BANGUN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BAN GARANSI ESTIMASI 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BAN GARANSI REALISASI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BAN GARANSI TAK TEREALISASI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bet" table:style-name="ta4">
        <office:forms form:automatic-focus="false" form:apply-design-mode="false"/>
        <table:table-column table:style-name="co7" table:default-cell-style-name="ce1"/>
        <table:table-column table:style-name="co8" table:default-cell-style-name="Default"/>
        <table:table-column table:style-name="co9" table:default-cell-style-name="ce6"/>
        <table:table-column table:style-name="co8" table:default-cell-style-name="Default"/>
        <table:table-row table:style-name="ro2">
          <table:table-cell table:style-name="ce8" office:value-type="string" calcext:value-type="string">
            <text:p>Jenis</text:p>
          </table:table-cell>
          <table:table-cell table:style-name="ce8" office:value-type="string" calcext:value-type="string">
            <text:p>Nomor</text:p>
          </table:table-cell>
          <table:table-cell table:style-name="ce8" office:value-type="string" calcext:value-type="string">
            <text:p>Debet</text:p>
          </table:table-cell>
          <table:table-cell table:style-name="ce8" office:value-type="string" calcext:value-type="string">
            <text:p>Nomor</text:p>
          </table:table-cell>
        </table:table-row>
        <table:table-row table:style-name="ro2">
          <table:table-cell table:style-name="ce6" office:value-type="string" calcext:value-type="string">
            <text:p>PEMBELIAN BAHAN BAKU TUN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MBELI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MBELIAN BAHAN BAKU KRE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MBELI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TUR PEMBELIAN TUNA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TUR PEMBELIAN KRED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NG USAH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NJUALAN TUNA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NJUALAN KRED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UTANG USAH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ETUR PENJUALAN TUNA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TUR PENJUALA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ETUR PENJUALAN KRED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TUR PENJUALA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EMBAYARAN GAJ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BAN GAJI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EMBAYARAN TELP, AIR &amp; LISTR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BAN TELP, AIR &amp; LISTRIK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EMBAYARAN UTANG MELALUI KAS DI TANG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TANG USAH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MBAYARAN TRANSPORTAS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BAN TRANSPORTASI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ISETOR MODAL TUNAI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NYETORAN TUNAI KE BAN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S DI BANK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INJAMAN DARI BAN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MBAYARAN UTANG MELALUI BAN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TANG USAH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ITERIMA PEMBAYARAN PIUTA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BELI PERALATAN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ALATA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EPRESIASI PERALAT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BAN PENYUSUTAN PERALATA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EWA BANGUNAN DIBAYAR DIMUK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WA BANGUNAN DI BAYAR DIMUKA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PEMBAYARAN SEWA BANGUN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BAN SEWA BANGUNAN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EBAN GARANSI ESTIMASI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BAN GARANSI 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BEBAN GARANSI REALISAS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DANGAN GARANSI 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BEBAN GARANSI TAK TEREALISAS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DANGAN GARANSI 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Debet-Sort" table:style-name="ta4">
        <office:forms form:automatic-focus="false" form:apply-design-mode="false"/>
        <table:table-column table:style-name="co6" table:default-cell-style-name="ce1"/>
        <table:table-column table:style-name="co8" table:default-cell-style-name="Default"/>
        <table:table-column table:style-name="co10" table:default-cell-style-name="ce6"/>
        <table:table-column table:style-name="co8" table:default-cell-style-name="Default"/>
        <table:table-row table:style-name="ro2">
          <table:table-cell table:style-name="ce8" office:value-type="string" calcext:value-type="string">
            <text:p>Jenis</text:p>
          </table:table-cell>
          <table:table-cell table:style-name="ce8" office:value-type="string" calcext:value-type="string">
            <text:p>Nomor</text:p>
          </table:table-cell>
          <table:table-cell table:style-name="ce8" office:value-type="string" calcext:value-type="string">
            <text:p>Debet</text:p>
          </table:table-cell>
          <table:table-cell table:style-name="ce8" office:value-type="string" calcext:value-type="string">
            <text:p>Nomor</text:p>
          </table:table-cell>
        </table:table-row>
        <table:table-row table:style-name="ro2">
          <table:table-cell table:style-name="ce6" office:value-type="string" calcext:value-type="string">
            <text:p>PEMBELIAN BAHAN BAKU TUN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MBELI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MBELIAN BAHAN BAKU KRE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MBELI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TUR PEMBELIAN TUNA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NJUALAN TUNA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SETOR MODAL TUNAI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NJAMAN DARI BAN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TERIMA PEMBAYARAN PIUTA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AS DI TANGA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TUR PEMBELIAN KRED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NG USAH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MBAYARAN UTANG MELALUI KAS DI TANG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TANG USAH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MBAYARAN UTANG MELALUI BAN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TANG USAH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NJUALAN KRED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UTANG USAH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ETUR PENJUALAN TUNA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TUR PENJUALA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ETUR PENJUALAN KRED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TUR PENJUALA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EMBAYARAN GAJ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BAN GAJI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EMBAYARAN TELP, AIR &amp; LISTR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BAN TELP, AIR &amp; LISTRIK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EMBAYARAN TRANSPORTAS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BAN TRANSPORTASI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ENYETORAN TUNAI KE BAN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S DI BANK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IBELI PERALATAN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ALATA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EPRESIASI PERALAT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BAN PENYUSUTAN PERALATA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EWA BANGUNAN DIBAYAR DIMUK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WA BANGUNAN DI BAYAR DIMUKA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PEMBAYARAN SEWA BANGUN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BAN SEWA BANGUNAN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EBAN GARANSI ESTIMASI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BAN GARANSI 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BEBAN GARANSI REALISAS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DANGAN GARANSI 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BEBAN GARANSI TAK TEREALISAS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DANGAN GARANSI 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Kredit" table:style-name="ta4">
        <office:forms form:automatic-focus="false" form:apply-design-mode="false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row table:style-name="ro2">
          <table:table-cell table:style-name="ce8" office:value-type="string" calcext:value-type="string">
            <text:p>Jenis</text:p>
          </table:table-cell>
          <table:table-cell table:style-name="ce8" office:value-type="string" calcext:value-type="string">
            <text:p>Nomor</text:p>
          </table:table-cell>
          <table:table-cell table:style-name="ce8" office:value-type="string" calcext:value-type="string">
            <text:p>Kredit</text:p>
          </table:table-cell>
          <table:table-cell table:style-name="ce8" office:value-type="string" calcext:value-type="string">
            <text:p>Nomor</text:p>
          </table:table-cell>
        </table:table-row>
        <table:table-row table:style-name="ro2">
          <table:table-cell table:style-name="ce6" office:value-type="string" calcext:value-type="string">
            <text:p>PEMBELIAN BAHAN BAKU TUNAI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EMBELIAN BAHAN BAKU KREDIT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UTANG USAHA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ETUR PEMBELIAN TUNAI 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RETUR PEMBELIAN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RETUR PEMBELIAN KREDIT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RETUR PEMBELIAN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PENJUALAN TUNAI 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PENJUALAN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PENJUALAN KREDIT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ENJUALAN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RETUR PENJUALAN TUNAI 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KAS DI TANG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RETUR PENJUALAN KREDIT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PIUTANG USAHA 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PEMBAYARAN GAJI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KAS DI TANG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EMBAYARAN TELP, AIR &amp; LISTRIK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KAS DI TANG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EMBAYARAN UTANG MELALUI KAS DI TANGAN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EMBAYARAN TRANSPORTASI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DISETOR MODAL TUNAI 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MODAL PEMILIK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PENYETORAN TUNAI KE BANK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KAS DI TANG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INJAMAN DARI BANK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UTANG USAHA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PEMBAYARAN UTANG MELALUI BANK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KAS DI BANK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string" calcext:value-type="string">
            <text:p>DITERIMA PEMBAYARAN PIUTANG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PIUTANG USAHA 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DIBELI PERALATAN 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DEPRESIASI PERALATAN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AKUMULASI PENYUSUTAN PERALATA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SEWA BANGUNAN DIBAYAR DIMUKA 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PEMBAYARAN SEWA BANGUNAN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SEWA BANGUNAN DIBAYAR DI MUKA 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BEBAN GARANSI ESTIMASI 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CADANGAN GARANSI 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string" calcext:value-type="string">
            <text:p>BEBAN GARANSI REALISASI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BEBAN GARANSI TAK TEREALISASI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PENJUALAN 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Kredit-Sort" table:style-name="ta4">
        <office:forms form:automatic-focus="false" form:apply-design-mode="false"/>
        <table:table-column table:style-name="co13" table:default-cell-style-name="ce1"/>
        <table:table-column table:style-name="co8" table:default-cell-style-name="Default"/>
        <table:table-column table:style-name="co14" table:default-cell-style-name="ce6"/>
        <table:table-column table:style-name="co8" table:default-cell-style-name="Default"/>
        <table:table-row table:style-name="ro2">
          <table:table-cell table:style-name="ce8" office:value-type="string" calcext:value-type="string">
            <text:p>Jenis</text:p>
          </table:table-cell>
          <table:table-cell table:style-name="ce8" office:value-type="string" calcext:value-type="string">
            <text:p>Nomor</text:p>
          </table:table-cell>
          <table:table-cell table:style-name="ce8" office:value-type="string" calcext:value-type="string">
            <text:p>Kredit</text:p>
          </table:table-cell>
          <table:table-cell table:style-name="ce8" office:value-type="string" calcext:value-type="string">
            <text:p>Nomor</text:p>
          </table:table-cell>
        </table:table-row>
        <table:table-row table:style-name="ro2">
          <table:table-cell table:style-name="ce6" office:value-type="string" calcext:value-type="string">
            <text:p>PEMBELIAN BAHAN BAKU TUN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TUR PENJUALAN TUNA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S DI TANG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MBAYARAN GAJ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S DI TANG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MBAYARAN TELP, AIR &amp; LISTR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S DI TANG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MBAYARAN UTANG MELALUI KAS DI TANG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MBAYARAN TRANSPORTAS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NYETORAN TUNAI KE BAN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S DI TANGA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BELI PERALATAN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WA BANGUNAN DIBAYAR DIMUK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BAN GARANSI REALISAS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S DI TANGAN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EMBELIAN BAHAN BAKU KRE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ANG USAHA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NJAMAN DARI BAN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TANG USAHA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TUR PEMBELIAN TUNAI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 PEMBELIAN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ETUR PEMBELIAN KRED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 PEMBELIAN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NJUALAN TUNA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JUALAN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ENJUALAN KRED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NJUALAN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EBAN GARANSI TAK TEREALISAS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NJUALAN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ETUR PENJUALAN KRED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UTANG USAHA 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ITERIMA PEMBAYARAN PIUTA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UTANG USAHA 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ISETOR MODAL TUNAI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DAL PEMILIK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EMBAYARAN UTANG MELALUI BAN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AS DI BANK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DEPRESIASI PERALAT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KUMULASI PENYUSUTAN PERALATA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EMBAYARAN SEWA BANGUN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WA BANGUNAN DIBAYAR DI MUKA 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EBAN GARANSI ESTIMASI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DANGAN GARANSI 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  <table:database-ranges>
        <table:database-range table:name="__Anonymous_Sheet_DB__4" table:target-range-address="'Debet-Sort'.A1:'Debet-Sort'.D25">
          <table:sort>
            <table:sort-by table:field-number="3" table:data-type="automatic"/>
          </table:sort>
        </table:database-range>
        <table:database-range table:name="__Anonymous_Sheet_DB__6" table:target-range-address="'Kredit-Sort'.A1:'Kredit-Sort'.D2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Lucida Sans Unicode" style:font-family-asian="'Lucida Sans Unicode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08:21:00.975653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RACA_20_AWAL" style:display-name="PageStyle_NERACA AW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KSI" style:display-name="PageStyle_TRANSAKS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mi</meta:initial-creator>
    <meta:creation-date>2016-05-02T01:26:51</meta:creation-date>
    <dc:date>2016-05-15T08:40:14.198928736</dc:date>
    <meta:editing-duration>PT8H29M56S</meta:editing-duration>
    <meta:editing-cycles>18</meta:editing-cycles>
    <meta:generator>LibreOffice/4.4.7.2$Linux_X86_64 LibreOffice_project/40m0$Build-2</meta:generator>
    <meta:document-statistic meta:table-count="7" meta:cell-count="564" meta:object-count="0"/>
  </office:meta>
</office:document-meta>
</file>